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draw:frame text:anchor-type="as-char" svg:width="170.13mm" svg:height="109.80mm" style:rel-width="scale" style:rel-height="scale"><draw:object-ole xlink:href="OleObj1"/><draw:image xlink:href="ObjectReplacements/OleObj1"/></draw:frame><draw:frame text:anchor-type="as-char" svg:width="170.13mm" svg:height="114.56mm" style:rel-width="scale" style:rel-height="scale"><draw:object-ole xlink:href="OleObj2"/><draw:image xlink:href="ObjectReplacements/OleObj2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-- Geração de Modelo físico</text:span></text:p>
      <text:p text:style-name="P1"><text:span text:style-name="T2">-- Sql ANSI 2003 - brModelo.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CREATE TABLE ESPECIALIDADE (</text:span></text:p>
      <text:p text:style-name="P1"><text:span text:style-name="T4">Cod_Especialidade SERIAL PRIMARY KEY,</text:span></text:p>
      <text:p text:style-name="P1"><text:span text:style-name="T4">Nome VARCHAR(30)</text:span></text:p>
      <text:p text:style-name="P1"><text:span text:style-name="T4">)</text:span></text:p>
      <text:p text:style-name="P1"><text:span text:style-name="T5"/></text:p>
      <text:p text:style-name="P1"><text:span text:style-name="T6">CREATE TABLE CIDADE (</text:span></text:p>
      <text:p text:style-name="P1"><text:span text:style-name="T6">Cod_Cidade SERIAL PRIMARY KEY,</text:span></text:p>
      <text:p text:style-name="P1"><text:span text:style-name="T6">UF CHAR(2),</text:span></text:p>
      <text:p text:style-name="P1"><text:span text:style-name="T6">Descricao VARCHAR(30)</text:span></text:p>
      <text:p text:style-name="P1"><text:span text:style-name="T6">)</text:span></text:p>
      <text:p text:style-name="P1"><text:span text:style-name="T7"/></text:p>
      <text:p text:style-name="P1"><text:span text:style-name="T8">CREATE TABLE RUA (</text:span></text:p>
      <text:p text:style-name="P1"><text:span text:style-name="T8">Cod_Rua SERIAL PRIMARY KEY,</text:span></text:p>
      <text:p text:style-name="P1"><text:span text:style-name="T8">Descricao VARCHAR(30)</text:span></text:p>
      <text:p text:style-name="P1"><text:span text:style-name="T8">)</text:span></text:p>
      <text:p text:style-name="P1"><text:span text:style-name="T9"/></text:p>
      <text:p text:style-name="P1"><text:span text:style-name="T10">CREATE TABLE BAIRRO (</text:span></text:p>
      <text:p text:style-name="P1"><text:span text:style-name="T10">Cod_Bairro SERIAL PRIMARY KEY,</text:span></text:p>
      <text:p text:style-name="P1"><text:span text:style-name="T10">Descricao VARCHAR(30)</text:span></text:p>
      <text:p text:style-name="P1"><text:span text:style-name="T10">)</text:span></text:p>
      <text:p text:style-name="P1"><text:span text:style-name="T11"/></text:p>
      <text:p text:style-name="P1"><text:span text:style-name="T12">CREATE TABLE ENDERECO (</text:span></text:p>
      <text:p text:style-name="P1"><text:span text:style-name="T12">Cod_Endereco SERIAL PRIMARY KEY,</text:span></text:p>
      <text:p text:style-name="P1"><text:span text:style-name="T12">Cod_Bairro INTEGER,</text:span></text:p>
      <text:p text:style-name="P1"><text:span text:style-name="T12">Cod_Rua INTEGER,</text:span></text:p>
      <text:p text:style-name="P1"><text:span text:style-name="T12">Cod_Cidade INTEGER,</text:span></text:p>
      <text:p text:style-name="P1"><text:span text:style-name="T12">CEP CHAR(8),</text:span></text:p>
      <text:p text:style-name="P1"><text:span text:style-name="T12">FOREIGN KEY(Cod_Bairro) REFERENCES BAIRRO (Cod_Bairro),</text:span></text:p>
      <text:p text:style-name="P1"><text:span text:style-name="T12">FOREIGN KEY(Cod_Rua) REFERENCES RUA (Cod_Rua),</text:span></text:p>
      <text:p text:style-name="P1"><text:span text:style-name="T12">FOREIGN KEY(Cod_Cidade) REFERENCES CIDADE (Cod_Cidade)</text:span></text:p>
      <text:p text:style-name="P1"><text:span text:style-name="T12">)</text:span></text:p>
      <text:p text:style-name="P1"><text:span text:style-name="T13"/></text:p>
      <text:p text:style-name="P1"><text:span text:style-name="T14">CREATE TABLE MEDICO (</text:span></text:p>
      <text:p text:style-name="P1"><text:span text:style-name="T14">Cod_Medico SERIAL PRIMARY KEY,</text:span></text:p>
      <text:p text:style-name="P1"><text:span text:style-name="T14">Cod_Endereco INTEGER,</text:span></text:p>
      <text:p text:style-name="P1"><text:span text:style-name="T14">Nome VARCHAR(50),</text:span></text:p>
      <text:p text:style-name="P1"><text:span text:style-name="T14">CRM VARCHAR(12),</text:span></text:p>
      <text:p text:style-name="P1"><text:span text:style-name="T14">Celular VARCHAR(12),</text:span></text:p>
      <text:p text:style-name="P1"><text:span text:style-name="T14">Salario NUMERIC(7,2),</text:span></text:p>
      <text:p text:style-name="P1"><text:span text:style-name="T14">FOREIGN KEY(Cod_Endereco) REFERENCES ENDERECO (Cod_Endereco)</text:span></text:p>
      <text:p text:style-name="P1"><text:span text:style-name="T14">)</text:span></text:p>
      <text:p text:style-name="P1"><text:span text:style-name="T15"/></text:p>
      <text:p text:style-name="P1"><text:span text:style-name="T16">CREATE TABLE ESPECIALIDADE_MEDICO (</text:span></text:p>
      <text:p text:style-name="P1"><text:span text:style-name="T16">Cod_Medico INTEGER,</text:span></text:p>
      <text:p text:style-name="P1"><text:span text:style-name="T16">Cod_Especialidade INTEGER,</text:span></text:p>
      <text:p text:style-name="P1"><text:span text:style-name="T16">DT_Inicio_Especialidade DATE,</text:span></text:p>
      <text:p text:style-name="P1"><text:span text:style-name="T16">PRIMARY KEY(Cod_Medico,Cod_Especialidade),</text:span></text:p>
      <text:p text:style-name="P1"><text:span text:style-name="T16">FOREIGN KEY(Cod_Medico) REFERENCES MEDICO (Cod_Medico),</text:span></text:p>
      <text:p text:style-name="P1"><text:span text:style-name="T16">FOREIGN KEY(Cod_Especialidade) REFERENCES ESPECIALIDADE (Cod_Especialidade)</text:span></text:p>
      <text:p text:style-name="P1"><text:span text:style-name="T16">)</text:span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2"><draw:frame text:anchor-type="as-char" svg:width="84.67mm" svg:height="51.06mm" style:rel-width="scale" style:rel-height="scale"><draw:object-ole xlink:href="OleObj3"/><draw:image xlink:href="ObjectReplacements/OleObj3"/></draw:frame><text:span text:style-name="T17"/></text:p>
      <text:p text:style-name="P3"><text:span text:style-name="T17"/></text:p>
      <text:p text:style-name="P3"><text:span text:style-name="T1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